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ff9" officeooo:paragraph-rsid="00067ff9"/>
    </style:style>
    <style:style style:name="P2" style:family="paragraph" style:parent-style-name="Standard">
      <style:text-properties officeooo:rsid="00067ff9" officeooo:paragraph-rsid="0006fc9c"/>
    </style:style>
    <style:style style:name="P3" style:family="paragraph" style:parent-style-name="Standard">
      <style:text-properties officeooo:rsid="00083137" officeooo:paragraph-rsid="00083137"/>
    </style:style>
    <style:style style:name="T1" style:family="text">
      <style:text-properties officeooo:rsid="0006fc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ild a Server to host our application</text:p>
      <text:p text:style-name="P1"/>
      <text:p text:style-name="P1"><text:span text:style-name="T1">Go online and c</text:span>reate a Heroku Account</text:p>
      <text:p text:style-name="P1"><text:tab/><text:a xlink:type="simple" xlink:href="https://signup.heroku.com/login" text:style-name="Internet_20_link" text:visited-style-name="Visited_20_Internet_20_Link">https://signup.heroku.com/login</text:a></text:p>
      <text:p text:style-name="P1"><text:tab/>Confirm email</text:p>
      <text:p text:style-name="P1"><text:tab/>This should be you with an account with Heroku and ready to launch a server to host your <text:tab/>app: image_1</text:p>
      <text:p text:style-name="P1"/>
      <text:p text:style-name="P1">Create an application</text:p>
      <text:p text:style-name="P1"><text:tab/>Click ‘Create new app’</text:p>
      <text:p text:style-name="P1"><text:tab/>Give your app a name and pick a region </text:p>
      <text:p text:style-name="P1"><text:tab/><text:tab/>you can pick any region you want it is essentially asking you where do you want <text:tab/><text:tab/><text:tab/>your cloud server to be physically located</text:p>
      <text:p text:style-name="P2"><text:tab/><text:span text:style-name="T1">Click ‘Create app’</text:span></text:p>
      <text:p text:style-name="P2"><text:tab/><text:span text:style-name="T1">Pick GitHub as ???</text:span></text:p>
      <text:p text:style-name="P2"/>
      <text:p text:style-name="P2"/>
      <text:p text:style-name="P3">Create a GitHub account</text:p>
      <text:p text:style-name="P2"/>
      <text:p text:style-name="P2"/>
      <text:p text:style-name="P3">Clone my repository</text:p>
      <text:p text:style-name="P2"/>
      <text:p text:style-name="P2"/>
      <text:p text:style-name="P2"/>
      <text:p text:style-name="P3">Get Wrld API Key</text:p>
      <text:p text:style-name="P3"/>
      <text:p text:style-name="P3">Launch application</text:p>
      <text:p text:style-name="P3"/>
      <text:p text:style-name="P3"/>
      <text:p text:style-name="P3">Read Wrld Docs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3:16:23.903324086</meta:creation-date>
    <dc:date>2019-02-26T14:32:40.645651507</dc:date>
    <meta:editing-duration>PT5M46S</meta:editing-duration>
    <meta:editing-cycles>1</meta:editing-cycles>
    <meta:document-statistic meta:table-count="0" meta:image-count="0" meta:object-count="0" meta:page-count="1" meta:paragraph-count="16" meta:word-count="99" meta:character-count="563" meta:non-whitespace-character-count="466"/>
    <meta:generator>LibreOffice/6.1.4.2$Linux_X86_64 LibreOffice_project/10$Build-2</meta:generator>
  </office:meta>
</office:document-meta>
</file>